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30000031A8D6A8140E9649A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18cm, 4.797cm, 5.197cm, 5.99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2.443cm" svg:x="5.929cm" svg:y="4.016cm">
          <draw:image xlink:href="Pictures/10000201000004630000031A8D6A8140E9649AA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9:56:14.599363968</dc:date>
    <meta:editing-duration>PT45M26S</meta:editing-duration>
    <meta:editing-cycles>2</meta:editing-cycles>
    <meta:generator>LibreOffice/6.4.5.2$Linux_X86_64 LibreOffice_project/40$Build-2</meta:generator>
    <meta:document-statistic meta:object-count="1"/>
  </office:meta>
</office:document-meta>
</file>